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68d0"/>
    </style:style>
    <style:style style:name="P2" style:family="paragraph" style:parent-style-name="Standard">
      <style:text-properties fo:font-weight="bold" officeooo:rsid="001868d0" officeooo:paragraph-rsid="001868d0" style:font-weight-asian="bold" style:font-weight-complex="bold"/>
    </style:style>
    <style:style style:name="P3" style:family="paragraph" style:parent-style-name="Standard">
      <style:paragraph-properties fo:margin-left="0.5in" fo:margin-right="0.4366in" fo:margin-top="0in" fo:margin-bottom="0.139in" loext:contextual-spacing="false" fo:line-height="115%" fo:text-align="start" style:justify-single-word="false" fo:orphans="2" fo:widows="2" fo:text-indent="0in" style:auto-text-indent="false" style:writing-mode="lr-tb"/>
      <style:text-properties officeooo:paragraph-rsid="001868d0"/>
    </style:style>
    <style:style style:name="T1" style:family="text">
      <style:text-properties fo:language="nb" fo:country="NO" fo:font-style="italic" style:font-style-asian="italic" style:language-complex="ar" style:country-complex="SA" style:font-style-complex="italic"/>
    </style:style>
    <style:style style:name="T2" style:family="text">
      <style:text-properties fo:language="nb" fo:country="NO" fo:font-style="italic" style:font-style-asian="italic" style:language-complex="ar" style:country-complex="SA" style:font-style-complex="italic" text:display="none"/>
    </style:style>
    <style:style style:name="T3" style:family="text">
      <style:text-properties fo:language="nb" fo:country="NO" fo:font-style="normal" style:font-style-asian="normal" style:language-complex="ar" style:country-complex="SA"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Grep</text:span></text:p>
      <text:p text:style-name="P1"><text:span text:style-name="T3"/></text:p>
      <text:p text:style-name="P1"><text:span text:style-name="T3">Jeg tok utgangspunkt i UDIR sine nettsider og hvordan de ble oversatt inn i det lokale læreplan arbeidet. </text:span></text:p>
      <text:p text:style-name="P1"><text:span text:style-name="T3">I dette studiet tar jeg utgangspunkt i ontologien i </text:span><text:span text:style-name="T1">Grep</text:span><text:span text:style-name="T3">, den nasjonale databasen for fag, læreplaner og opplæringstilbud i grunnopplæringen. UDIR ønsker å bevege seg vekk fra papir-basert kunnskap og mot det rent digitale. Der hvor læreplanene i de fleste land (for eksempel Sverige) har vært tilgjengeliggjort via nett som pdf-filer er ikke innholdet i bunn og grunn annerledes enn et papir-dokument. Norge var derfor tidlig ute med å bruke digitale-formater som kodet selve innholdet på dynamisk, ikke fiksert, vis. </text:span></text:p>
      <text:p text:style-name="P1"><text:span text:style-name="T3">Som det står forklart på Utdanningsdirektoratet sine nettsider (UDIR, 2017): </text:span></text:p>
      <text:p text:style-name="P3"><text:span text:style-name="T1">«Alle fastsatte læreplaner i kunnskapsløftet legges inn i Grep. I tillegg finnes kodeverk og informasjon og fag i grunnskolen og videregående opplæring (vgo), inkludert vurderingsordninger, samt fag- og vitnemålsmerknader til bruk i dokumentasjon av opplæring... Grep er ikke et eget nettsted, men en database som nettjenester kan hente data fra og presentere videre for sluttbrukere. Eksempler på dette er </text:span><text:a xlink:type="simple" xlink:href="http://www.udir.no/kl06" text:style-name="ListLabel_20_38" text:visited-style-name="ListLabel_20_38"><text:span text:style-name="Internet_20_link"><text:span text:style-name="T2">www.udir.no/kl06</text:span></text:span></text:a><text:span text:style-name="T1">, som er direktoratets egne presentasjon av innhold, og vilbli.no, som er en ekstern tjeneste. På den måten blir vi (UDIR) vår egen datakonsument på linje med hvem som helst av våre eksterne brukere. Vi tilbyr i dag flere grensesnitt for deler av databasen – både som webservice/soap og REST. Her er det flere formater å velge mellom, og flere er under utvikling. I dag kan data leveres som xml og json (jason er default-formatet som vises på data.udir.no/kl06). Læreplaner leveres i tillegg også som html, odf, pdf, doc, docx og rt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8" style:display-name="ListLabel 38" style:family="text">
      <style:text-properties fo:language="nb" fo:country="NO" fo:font-style="italic" style:font-style-asian="italic" style:language-complex="ar" style:country-complex="SA" style:font-style-complex="italic" text:display="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35:27.934316093</meta:creation-date>
    <dc:date>2018-11-16T18:35:45.959283259</dc:date>
    <meta:editing-duration>PT18S</meta:editing-duration>
    <meta:editing-cycles>1</meta:editing-cycles>
    <meta:document-statistic meta:table-count="0" meta:image-count="0" meta:object-count="0" meta:page-count="1" meta:paragraph-count="5" meta:word-count="259" meta:character-count="1648" meta:non-whitespace-character-count="1390"/>
    <meta:generator>LibreOffice/6.0.6.2$Linux_X86_64 LibreOffice_project/00m0$Build-2</meta:generator>
  </office:meta>
</office:document-meta>
</file>